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Sweet Relief for Scratchy Throats: MommaBearUSA Sore Throat &amp; Cough Aid Lollipops</text:p>
      <text:p text:style-name="Standard"/>
      <text:p text:style-name="Standard">## Introduction</text:p>
      <text:p text:style-name="Standard">A scratchy throat and persistent cough can be disruptive, especially during busy days or cold seasons. While traditional remedies like teas and syrups are popular, **MommaBearUSA’s Sore Throat &amp; Cough Aid Lollipops** offer a convenient and tasty alternative. These lollipops are designed to soothe irritation and provide comfort wherever you are.</text:p>
      <text:p text:style-name="Standard"/>
      <text:p text:style-name="Standard">## Why Choose Sore Throat &amp; Cough Aid Lollipops?</text:p>
      <text:p text:style-name="Standard">Unlike typical cough drops, these lollipops are easy to carry, mess-free, and enjoyable to consume. They combine soothing ingredients that can help calm a scratchy throat while providing a subtle, pleasant sweetness. Perfect for adults and kids alike, they make throat care less of a chore.</text:p>
      <text:p text:style-name="Standard"/>
      <text:p text:style-name="Standard">## Key Benefits</text:p>
      <text:p text:style-name="Standard">- **Soothes Throat Irritation:** Helps reduce the discomfort of scratchy or dry throats. <text:s/></text:p>
      <text:p text:style-name="Standard">- **Supports Cough Relief:** Mildly eases coughing fits, allowing you to continue your day comfortably. <text:s/></text:p>
      <text:p text:style-name="Standard">- **Convenient &amp; Portable:** Pop one lollipop in your bag or pocket for relief on the go. <text:s/></text:p>
      <text:p text:style-name="Standard">- **Tasty &amp; Gentle:** Safe for most ages, offering a pleasant taste while delivering soothing effects. <text:s/></text:p>
      <text:p text:style-name="Standard"/>
      <text:p text:style-name="Standard">## How to Use</text:p>
      <text:p text:style-name="Standard">Simply enjoy one lollipop as needed. Its slow-dissolving formula ensures **long-lasting relief** for your throat and cough.</text:p>
      <text:p text:style-name="Standard"/>
      <text:p text:style-name="Standard">## Who Can Benefit</text:p>
      <text:p text:style-name="Standard">Anyone dealing with occasional throat discomfort or mild cough symptoms. Especially useful for travelers, office workers, and parents managing children with scratchy throats.</text:p>
      <text:p text:style-name="Standard"/>
      <text:p text:style-name="Standard">## Conclusion</text:p>
      <text:p text:style-name="Standard">If you’re looking for a convenient, effective, and tasty solution for sore throats and coughs, **MommaBearUSA’s Sore Throat &amp; Cough Aid Lollipops** are worth trying. They turn a common nuisance into a sweet moment of relief.</text:p>
      <text:p text:style-name="Standard"/>
      <text:p text:style-name="Standard">👉 Learn more or order your pack here: <text:s/></text:p>
      <text:p text:style-name="Standard">https://www.mommabearusa.com/products/sore-throat-cough-aid-lollipop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5-05T11:53:11.277729141</meta:creation-date>
    <dc:date>2026-05-05T11:54:01.971769280</dc:date>
    <meta:editing-duration>PT51S</meta:editing-duration>
    <meta:editing-cycles>1</meta:editing-cycles>
    <meta:document-statistic meta:table-count="0" meta:image-count="0" meta:object-count="0" meta:page-count="1" meta:paragraph-count="18" meta:word-count="280" meta:character-count="1860" meta:non-whitespace-character-count="1588"/>
    <meta:generator>LibreOffice/6.4.7.2$Linux_X86_64 LibreOffice_project/40$Build-2</meta:generator>
  </office:meta>
</office:document-meta>
</file>